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629cm"/>
    </style:style>
    <style:style style:name="pr3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Das machen wir im Bereich QM in unseren Gesundheitsämter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isiertes Vorgehen/Leitlinien</text:p>
                <text:list>
                  <text:list-item>
                    <text:p>Zahnärztliches Untersuchungen (Vorgehen, Hygiene)</text:p>
                  </text:list-item>
                  <text:list-item>
                    <text:p>Kindeswohlgefährdung</text:p>
                  </text:list-item>
                  <text:list-item>
                    <text:p>TBC-Patienten (Umgebungsuntersuchung und Quellensuche)</text:p>
                  </text:list-item>
                  <text:list-item>
                    <text:p>HIV-Beratung mit Fragebogen</text:p>
                  </text:list-item>
                </text:list>
              </text:list-item>
              <text:list-item>
                <text:p>Überprüfung</text:p>
                <text:list>
                  <text:list-item>
                    <text:p>Zahnmedizinische Kalibrierung mit Photos</text:p>
                  </text:list-item>
                </text:list>
              </text:list-item>
              <text:list-item>
                <text:p>Schulungen</text:p>
                <text:list>
                  <text:list-item>
                    <text:p>Schulungen zur Anwendung von Schuleingangsuntersuchungen</text:p>
                  </text:list-item>
                </text:list>
              </text:list-item>
              <text:list-item>
                <text:p>Betriebsbuch </text:p>
                <text:list>
                  <text:list-item>
                    <text:p>Klärung von Zuständigkeiten, Grundla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Das könnten wir im Bereich QM besser mach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zessoptimierung</text:p>
                <text:list>
                  <text:list-item>
                    <text:p>Zum Beispiel: Ablauf Eingliederungshilfe</text:p>
                  </text:list-item>
                  <text:list-item>
                    <text:p>Zum Beispiel: Gutachtenerstellung (Qualitätsziel: Bearbeitungszeit)</text:p>
                  </text:list-item>
                </text:list>
              </text:list-item>
              <text:list-item>
                <text:p>Bürgerinformation</text:p>
              </text:list-item>
              <text:list-item>
                <text:p>Qualitätsziele definieren</text:p>
                <text:list>
                  <text:list-item>
                    <text:p>Zum Beispiel: Nachverfolgung von Gutachten</text:p>
                  </text:list-item>
                  <text:list-item>
                    <text:p>Zum Beispiel: Kontrolle Behandlungserfolg</text:p>
                  </text:list-item>
                </text:list>
              </text:list-item>
              <text:list-item>
                <text:p>Fehler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Das möchten wir noch kennenlerne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1:49:38.695885024</meta:creation-date>
    <dc:date>2019-05-08T14:28:21.566990245</dc:date>
    <meta:editing-duration>PT10M6S</meta:editing-duration>
    <meta:editing-cycles>2</meta:editing-cycles>
    <meta:generator>LibreOffice/6.0.7.3$Linux_X86_64 LibreOffice_project/00m0$Build-3</meta:generator>
    <meta:document-statistic meta:object-count="35"/>
  </office:meta>
</office:document-meta>
</file>